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01ec8a" officeooo:paragraph-rsid="0001ec8a" style:font-size-asian="18pt" style:font-weight-asian="bold" style:font-size-complex="18pt" style:font-weight-complex="bold"/>
    </style:style>
    <style:style style:name="P2" style:family="paragraph" style:parent-style-name="Standard">
      <style:text-properties fo:font-size="12pt" fo:font-weight="bold" officeooo:rsid="0001ec8a" officeooo:paragraph-rsid="0001ec8a" style:font-size-asian="10.5pt" style:font-weight-asian="bold" style:font-size-complex="12pt" style:font-weight-complex="bold"/>
    </style:style>
    <style:style style:name="P3" style:family="paragraph" style:parent-style-name="Standard">
      <style:text-properties fo:font-size="12pt" fo:font-weight="bold" officeooo:rsid="0001ec8a" officeooo:paragraph-rsid="0001ec8a" style:font-size-asian="10.5pt" style:font-weight-asian="bold" style:font-size-complex="12pt" style:font-weight-complex="bold"/>
    </style:style>
    <style:style style:name="P4" style:family="paragraph" style:parent-style-name="Standard">
      <style:text-properties fo:font-size="12pt" fo:font-weight="bold" officeooo:rsid="00025905" officeooo:paragraph-rsid="00025905" style:font-size-asian="10.5pt" style:font-weight-asian="bold" style:font-size-complex="12pt" style:font-weight-complex="bold"/>
    </style:style>
    <style:style style:name="P5" style:family="paragraph" style:parent-style-name="Standard">
      <style:text-properties fo:font-size="11pt" fo:font-weight="normal" officeooo:rsid="0001ec8a" officeooo:paragraph-rsid="000657bd" style:font-size-asian="9.60000038146973pt" style:font-weight-asian="normal" style:font-size-complex="11pt" style:font-weight-complex="normal"/>
    </style:style>
    <style:style style:name="P6" style:family="paragraph" style:parent-style-name="Standard">
      <style:text-properties fo:font-size="11pt" fo:font-weight="normal" officeooo:rsid="0001ec8a" officeooo:paragraph-rsid="0007d7cd" style:font-size-asian="9.60000038146973pt" style:font-weight-asian="normal" style:font-size-complex="11pt" style:font-weight-complex="normal"/>
    </style:style>
    <style:style style:name="P7" style:family="paragraph" style:parent-style-name="Standard">
      <style:text-properties fo:font-size="11pt" fo:font-weight="normal" officeooo:rsid="00025905" officeooo:paragraph-rsid="00025905" style:font-size-asian="9.60000038146973pt" style:font-weight-asian="normal" style:font-size-complex="11pt" style:font-weight-complex="normal"/>
    </style:style>
    <style:style style:name="P8" style:family="paragraph" style:parent-style-name="Standard">
      <style:text-properties fo:font-size="11pt" fo:font-weight="normal" officeooo:rsid="0004afe1" officeooo:paragraph-rsid="0004afe1" style:font-size-asian="9.60000038146973pt" style:font-weight-asian="normal" style:font-size-complex="11pt" style:font-weight-complex="normal"/>
    </style:style>
    <style:style style:name="P9" style:family="paragraph" style:parent-style-name="Standard" style:list-style-name="L1">
      <style:text-properties fo:font-size="11pt" fo:font-weight="normal" officeooo:rsid="0004afe1" officeooo:paragraph-rsid="0004afe1" style:font-size-asian="9.60000038146973pt" style:font-weight-asian="normal" style:font-size-complex="11pt" style:font-weight-complex="normal"/>
    </style:style>
    <style:style style:name="P10" style:family="paragraph" style:parent-style-name="Standard" style:list-style-name="L1">
      <style:text-properties fo:font-size="11pt" fo:font-weight="normal" officeooo:rsid="000656d7" officeooo:paragraph-rsid="000656d7" style:font-size-asian="9.60000038146973pt" style:font-weight-asian="normal" style:font-size-complex="11pt" style:font-weight-complex="normal"/>
    </style:style>
    <style:style style:name="P11" style:family="paragraph" style:parent-style-name="Standard">
      <style:text-properties fo:font-size="11pt" fo:font-weight="normal" officeooo:rsid="000656d7" officeooo:paragraph-rsid="000656d7" style:font-size-asian="9.60000038146973pt" style:font-weight-asian="normal" style:font-size-complex="11pt" style:font-weight-complex="normal"/>
    </style:style>
    <style:style style:name="P12" style:family="paragraph" style:parent-style-name="Standard">
      <style:text-properties fo:font-size="11pt" fo:font-weight="normal" officeooo:rsid="000657bd" officeooo:paragraph-rsid="000657bd" style:font-size-asian="9.60000038146973pt" style:font-weight-asian="normal" style:font-size-complex="11pt" style:font-weight-complex="normal"/>
    </style:style>
    <style:style style:name="P13" style:family="paragraph" style:parent-style-name="Standard">
      <style:text-properties fo:font-size="11pt" fo:font-weight="normal" officeooo:rsid="000657bd" officeooo:paragraph-rsid="0007d7cd" style:font-size-asian="9.60000038146973pt" style:font-weight-asian="normal" style:font-size-complex="11pt" style:font-weight-complex="normal"/>
    </style:style>
    <style:style style:name="P14" style:family="paragraph" style:parent-style-name="Standard">
      <style:text-properties fo:font-size="11pt" fo:font-weight="normal" officeooo:rsid="0007d7cd" officeooo:paragraph-rsid="0007d7cd" style:font-size-asian="9.60000038146973pt" style:font-weight-asian="normal" style:font-size-complex="11pt" style:font-weight-complex="normal"/>
    </style:style>
    <style:style style:name="P15" style:family="paragraph" style:parent-style-name="Standard">
      <style:text-properties fo:font-size="11pt" fo:font-weight="normal" officeooo:rsid="0007d7cd" officeooo:paragraph-rsid="00099d55" style:font-size-asian="9.60000038146973pt" style:font-weight-asian="normal" style:font-size-complex="11pt" style:font-weight-complex="normal"/>
    </style:style>
    <style:style style:name="P16" style:family="paragraph" style:parent-style-name="Standard">
      <style:text-properties fo:font-size="11pt" officeooo:paragraph-rsid="00025905"/>
    </style:style>
    <style:style style:name="T1" style:family="text">
      <style:text-properties fo:font-weight="normal" officeooo:rsid="0001ec8a" style:font-size-asian="9.60000038146973pt" style:font-weight-asian="normal" style:font-size-complex="11pt" style:font-weight-complex="normal"/>
    </style:style>
    <style:style style:name="T2" style:family="text">
      <style:text-properties fo:font-weight="normal" officeooo:rsid="00025905" style:font-size-asian="9.60000038146973pt" style:font-weight-asian="normal" style:font-size-complex="11pt" style:font-weight-complex="normal"/>
    </style:style>
    <style:style style:name="T3" style:family="text">
      <style:text-properties fo:font-weight="normal" officeooo:rsid="0001ec8a" style:font-size-asian="11pt" style:font-weight-asian="normal" style:font-size-complex="11pt" style:font-weight-complex="normal"/>
    </style:style>
    <style:style style:name="T4" style:family="text">
      <style:text-properties fo:font-weight="normal" officeooo:rsid="00025905" style:font-size-asian="11pt" style:font-weight-asian="normal" style:font-size-complex="11pt" style:font-weight-complex="normal"/>
    </style:style>
    <style:style style:name="T5" style:family="text">
      <style:text-properties style:font-name="Times New Roman" fo:font-weight="normal" officeooo:rsid="0001ec8a" style:font-size-asian="11pt" style:font-weight-asian="normal" style:font-size-complex="11pt" style:font-weight-complex="normal"/>
    </style:style>
    <style:style style:name="T6" style:family="text">
      <style:text-properties style:font-name="Times New Roman" fo:font-weight="normal" officeooo:rsid="00025905" style:font-size-asian="11pt" style:font-weight-asian="normal" style:font-size-complex="11pt" style:font-weight-complex="normal"/>
    </style:style>
    <style:style style:name="T7" style:family="text">
      <style:text-properties style:font-name="Times New Roman" style:font-size-asian="11pt" style:font-size-complex="11pt"/>
    </style:style>
    <style:style style:name="T8" style:family="text">
      <style:text-properties style:font-name="Times New Roman" officeooo:rsid="00025905" style:font-size-asian="11pt" style:font-size-complex="11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657bd" style:font-style-asian="normal" style:font-style-complex="normal"/>
    </style:style>
    <style:style style:name="T12" style:family="text">
      <style:text-properties officeooo:rsid="000656d7"/>
    </style:style>
    <style:style style:name="T13" style:family="text">
      <style:text-properties officeooo:rsid="000657bd"/>
    </style:style>
    <style:style style:name="T14" style:family="text">
      <style:text-properties officeooo:rsid="0001ec8a"/>
    </style:style>
    <style:style style:name="T15" style:family="text">
      <style:text-properties officeooo:rsid="0007d7cd"/>
    </style:style>
    <style:style style:name="T16" style:family="text">
      <style:text-properties officeooo:rsid="00099d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ringsrapport</text:p>
      <text:p text:style-name="P1"/>
      <text:p text:style-name="P2">Bakgrund &amp; syfte</text:p>
      <text:p text:style-name="P16"><text:span text:style-name="T1">Detta projekt </text:span><text:span text:style-name="T2">bygger på</text:span><text:span text:style-name="T3"> ett hobbyprojekt </text:span><text:span text:style-name="T4">jag arbetade med sommaren 2015</text:span><text:span text:style-name="T3">. Jag studerade då Koine-grekiska och </text:span><text:span text:style-name="T4">u</text:span><text:span text:style-name="T3">tveckla</text:span><text:span text:style-name="T4">de </text:span><text:span text:style-name="T3">ett pc-progra</text:span><text:span text:style-name="T5">m och androida</text:span><text:span text:style-name="T6">pplikation</text:span><text:span text:style-name="T5"> för att </text:span><text:span text:style-name="T6">repetera</text:span><text:span text:style-name="T5"> glosor. </text:span><text:span text:style-name="T7">I programmet kunde jag skriva in glosor med </text:span><text:span text:style-name="T8">respektive</text:span><text:span text:style-name="T7"> översättning och </text:span><text:span text:style-name="T8">träna på</text:span><text:span text:style-name="T7"> dem genom att datorn slumpvis visade ord och bad mig översätta dem. </text:span><text:span text:style-name="T8">När</text:span><text:span text:style-name="T7"> jag lärde mig mer avancerad grammatik började jag skriva in varje glosa flera gånger, dels i sin grundform och dels i andra grammatiska böjningsformer. Detta blev efter ett tag mycket jobbigt när jag lärde mig en mängd olika grammatiska kategorier. Jag började då spekulera i att programmera datorn att automatisk böja orden till deras olika böjningsformer så att jag s</text:span><text:span text:style-name="T8">kulle slippa</text:span><text:span text:style-name="T7"> skriva in varje ord flera gånger. </text:span><text:span text:style-name="T8">Detta examensarbete bygger på denna idé som grund, men är en vidareutveckling av den</text:span><text:span text:style-name="T5"> </text:span><text:span text:style-name="T6">som kan användas inte bara för mina personliga behov utan även för andra som studerar språk på egen hand samt för undervisning i grundskola, gymnasium eller högskola. </text:span></text:p>
      <text:p text:style-name="P2"/>
      <text:p text:style-name="P2">Mål</text:p>
      <text:p text:style-name="P8">Arbetet kommer vara fokuserat på att uppnå ett antal milstolpar, där den första milstolpen är att realisera den idé som beskrevs i bakgrunden ovan. När detta har uppnåtts kan projektet ses som lyckat, men om tid finns kan arbetet fortsätta mot de övriga milstolparna. Här presenteras dessa milstolpar, där den första alltså är det huvudsakliga målet och de övriga endast satsas på om tid finns. </text:p>
      <text:p text:style-name="P8"/>
      <text:list xml:id="list5633051379229669669" text:style-name="L1">
        <text:list-item>
          <text:p text:style-name="P9">Ett pc-program med grafiskt användargränssnitt <text:span text:style-name="T12">i vilken användaren kan mata in ord (glosor att träna på) samt bestämma vilka grammatiska regler man vill träna på. Programmet ska sedan visa ett slumpvald ord (t.ex. ”gå”), böjd enligt en slumpvald grammatisk form (t.ex. ”går” eller ”gick”). Användaren ska översätta ordet till det språk denne håller på att träna på och datorn talar om ifall svaret är rätt eller fel. </text:span></text:p>
        </text:list-item>
        <text:list-item>
          <text:p text:style-name="P10">En androidapplikation med vilken användaren kan träna på glosor och grammatik enligt beskrivningen ovan, dock utan möjligheten att mata in nya glosor. Applikationen ska kunna synkroniseras med pc-programmet och alltså på så sätt hämta nya glosor och regler, allt eftersom nytt material matas in där. </text:p>
        </text:list-item>
        <text:list-item>
          <text:p text:style-name="P10">Möjlighet att översätta enklare meningar och fraser, istället för enbart enstaka ord. Programmet och appen ska forma meningar bestående av de glosor som finns inmatade, böjde enligt de regler som finns definierade i programmet. </text:p>
        </text:list-item>
      </text:list>
      <text:p text:style-name="P11"/>
      <text:p text:style-name="P11">Om alla dessa milstolpar uppnås skulle den slutliga produkten utan större förändringar kunna användas i skolundervisning, där läraren kan mata in glosor och regler i pc-programmet och eleverna <text:s/>träna på dessa genom appen. Läraren skulle till exempel kunna ge sina elever en ny gloslista varje vecka och tillåta att de böjs enligt de grammatiska regler eleverna har lärt sig. </text:p>
      <text:p text:style-name="P2"/>
      <text:p text:style-name="P2">Avgränsningar</text:p>
      <text:p text:style-name="P11">Grafiskt gränssnitt</text:p>
      <text:p text:style-name="P11">Eget bibliotek</text:p>
      <text:p text:style-name="P11">Server</text:p>
      <text:p text:style-name="P12">Demonstration / undersökning med elever i riktig skolmiljö</text:p>
      <text:p text:style-name="P12"/>
      <text:p text:style-name="P2"/>
      <text:p text:style-name="P4">Metod</text:p>
      <text:p text:style-name="P7">För att underlätta arbetet kommer något verktyg för <text:span text:style-name="T9">Natural Language Processing <text:s/></text:span><text:span text:style-name="T10">(NLT) att användas, till exempel </text:span><text:span text:style-name="T9">Grammatical Framework </text:span><text:span text:style-name="T10">(GF). Arbetet</text:span> kommer inledas med att leta efter eventuella<text:span text:style-name="T10"> alternativ till GF. När ett passande bibliotek eller annat verktyg har valts ut bör en hel del tid ägnas åt att bekanta sig med hjälpmedlet. Därefter kan själva arbetet börja med den första milstolpen som mål. </text:span><text:span text:style-name="T11">Det grafiska användargränssnittet är sekundärt och alltså läggs först tiden på att utveckla mjukvaran som har hand om själva grammatiken samt läsning och skrivning till databasen. Denna mjukvara (skriven i Java) kan sedan direkt användas utan modifikationer till androidapplikationen. </text:span></text:p>
      <text:p text:style-name="P2"/>
      <text:p text:style-name="P2">Tidplan</text:p>
      <text:p text:style-name="P5"><text:soft-page-break/><text:span text:style-name="T13">Vecka 1 (21/3 – 25/3)</text:span></text:p>
      <text:p text:style-name="P12">Planeringsrapport, rapport, söka efter verktyg, bekanta sig med verktyg</text:p>
      <text:p text:style-name="P6"><text:span text:style-name="T13">Vecka 2 (28/3 – 1/4) - Påsk</text:span></text:p>
      <text:p text:style-name="P12">Bekanta sig med verktyg. Börja programmera mjukvaran.</text:p>
      <text:p text:style-name="P6"><text:span text:style-name="T13">Vecka 3 (4/4 – 8/4) - Omtentavecka</text:span></text:p>
      <text:p text:style-name="P12">Programmera mjukvaran. Enkelt grafiskt gränssnitt.</text:p>
      <text:p text:style-name="P6"><text:span text:style-name="T13">Vecka 4 (11/4 – 15/4)</text:span></text:p>
      <text:p text:style-name="P12">Programmera mjukvaran. Enkelt grafiskt gränssnitt.</text:p>
      <text:p text:style-name="P6"><text:span text:style-name="T13">Vecka 5 (18/4 – 22/4)</text:span></text:p>
      <text:p text:style-name="P12">Programmera mjukvaran. Skapa appen.</text:p>
      <text:p text:style-name="P6"><text:span text:style-name="T13">Vecka 6 (25/4 – 29/4)</text:span></text:p>
      <text:p text:style-name="P5"><text:span text:style-name="T13">Programmera appen. Integrera med pc-programmet</text:span></text:p>
      <text:p text:style-name="P6"><text:span text:style-name="T13">Vecka 7 (2/5 – 6/5)</text:span></text:p>
      <text:p text:style-name="P5"><text:span text:style-name="T13">Förbättra funktionalitet och</text:span> <text:span text:style-name="T13">användarvänlighet på de båda plattformarna.</text:span></text:p>
      <text:p text:style-name="P13">Vecka 8 (<text:span text:style-name="T15">9</text:span>/<text:span text:style-name="T15">5</text:span> – <text:span text:style-name="T15">13</text:span>/<text:span text:style-name="T15">5</text:span>)</text:p>
      <text:p text:style-name="P12">Stöd för meningar is<text:span text:style-name="T15">t</text:span>ället för endast ord. Förbättra användarvänlighet.</text:p>
      <text:p text:style-name="P13">Vecka 9 (<text:span text:style-name="T15">16</text:span>/<text:span text:style-name="T15">5</text:span> – 2<text:span text:style-name="T15">0</text:span>/<text:span text:style-name="T15">5</text:span>)</text:p>
      <text:p text:style-name="P12">Opposition? Planera presentation? </text:p>
      <text:p text:style-name="P13">Vecka 10 (2<text:span text:style-name="T15">3</text:span>/<text:span text:style-name="T15">5 </text:span>– 2<text:span text:style-name="T15">7</text:span>/<text:span text:style-name="T15">5</text:span>)</text:p>
      <text:p text:style-name="P12">Endast rapportskrivning. Presentation? Eventuellt förbättra funktionalitet och<text:span text:style-name="T14"> </text:span>användarvänlighet.</text:p>
      <text:p text:style-name="P14">Vecka 11 (30/5 – 3/6)</text:p>
      <text:p text:style-name="P14">Vecka 1<text:span text:style-name="T16">2</text:span> (<text:span text:style-name="T16">6</text:span>/<text:span text:style-name="T16">6</text:span> – <text:span text:style-name="T16">10</text:span>/6)</text:p>
      <text:p text:style-name="P15">Vecka 1<text:span text:style-name="T16">3</text:span> (<text:span text:style-name="T16">13</text:span>/<text:span text:style-name="T16">6</text:span> – <text:span text:style-name="T16">17</text:span>/6)</text:p>
      <text:p text:style-name="P15">Vecka 1<text:span text:style-name="T16">4</text:span> (<text:span text:style-name="T16">20</text:span>/<text:span text:style-name="T16">6</text:span> – <text:span text:style-name="T16">24</text:span>/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5:11:35.506000000</meta:creation-date>
    <dc:date>2016-03-21T19:37:20.014000000</dc:date>
    <meta:editing-duration>PT32M57S</meta:editing-duration>
    <meta:editing-cycles>6</meta:editing-cycles>
    <meta:generator>LibreOffice/5.0.1.2$Windows_x86 LibreOffice_project/81898c9f5c0d43f3473ba111d7b351050be20261</meta:generator>
    <meta:document-statistic meta:table-count="0" meta:image-count="0" meta:object-count="0" meta:page-count="2" meta:paragraph-count="41" meta:word-count="678" meta:character-count="4465" meta:non-whitespace-character-count="3807"/>
  </office:meta>
</office:document-meta>
</file>